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4000001E467D26725.png" manifest:media-type="image/png"/>
  <manifest:file-entry manifest:full-path="Pictures/200000CE00000EAD000012667A96A2CB.wmf" manifest:media-type=""/>
  <manifest:file-entry manifest:full-path="Pictures/200000930000181500000A06EDB5E46A.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1" svg:font-family="'Nimbus Sans L'" style:font-adornments="Regular Condensed" style:font-family-generic="swis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228cm" fo:min-width="0.14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dash" draw:stroke-dash="Ultrafine_20_Dashed" draw:marker-end="Arrow" draw:textarea-vertical-align="middle"/>
    </style:style>
    <style:style style:name="gr9" style:family="graphic" style:parent-style-name="standard">
      <style:graphic-properties draw:stroke="dash" draw:stroke-dash="Ultrafine_20_Dashed" draw:textarea-vertical-align="middle"/>
    </style:style>
    <style:style style:name="gr10"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1" style:family="graphic" style:parent-style-name="objectwithoutfill">
      <style:graphic-properties draw:marker-start="Arrow" draw:marker-start-width="0.3cm" draw:marker-end="Arrow" draw:marker-end-width="0.3cm" draw:fill="none" draw:textarea-vertical-align="middle"/>
    </style:style>
    <style:style style:name="gr12" style:family="graphic" style:parent-style-name="standard">
      <style:graphic-properties svg:stroke-color="#000000" draw:marker-start="Arrow" draw:marker-start-width="0.3cm" draw:marker-end="" draw:marker-end-width="0.3cm" draw:textarea-vertical-align="middle"/>
    </style:style>
    <style:style style:name="gr13" style:family="graphic" style:parent-style-name="standard">
      <style:graphic-properties draw:stroke="none" draw:stroke-dash="Dash_20_1" svg:stroke-width="0cm" draw:stroke-linejoin="none" svg:stroke-linecap="butt" draw:fill="solid" draw:fill-color="#1c97cd" draw:textarea-horizontal-align="center" draw:textarea-vertical-align="middle"/>
    </style:style>
    <style:style style:name="gr14" style:family="graphic" style:parent-style-name="standard">
      <style:graphic-properties draw:stroke="solid" draw:stroke-dash="Dash_20_1" svg:stroke-width="0cm" svg:stroke-color="#add7e7" draw:stroke-linejoin="none" svg:stroke-linecap="butt" draw:fill="none" draw:fill-color="#1c97cd" draw:textarea-horizontal-align="center" draw:textarea-vertical-align="middle"/>
    </style:style>
    <style:style style:name="gr15" style:family="graphic" style:parent-style-name="standard">
      <style:graphic-properties draw:stroke="none" draw:stroke-dash="Dash_20_1" svg:stroke-width="0cm" svg:stroke-color="#add7e7" draw:stroke-linejoin="none" svg:stroke-linecap="butt" draw:fill="solid" draw:fill-color="#3cafe5" draw:textarea-horizontal-align="center" draw:textarea-vertical-align="middle"/>
    </style:style>
    <style:style style:name="gr16" style:family="graphic" style:parent-style-name="standard">
      <style:graphic-properties draw:stroke="solid" draw:stroke-dash="Dash_20_1" svg:stroke-width="0cm" svg:stroke-color="#add7e7" draw:stroke-linejoin="none" svg:stroke-linecap="butt" draw:fill="none" draw:fill-color="#3cafe5" draw:textarea-horizontal-align="center" draw:textarea-vertical-align="middle"/>
    </style:style>
    <style:style style:name="gr17" style:family="graphic" style:parent-style-name="standard">
      <style:graphic-properties draw:stroke="none" draw:stroke-dash="Dash_20_1" svg:stroke-width="0cm" svg:stroke-color="#add7e7" draw:stroke-linejoin="none" svg:stroke-linecap="butt" draw:fill="solid" draw:fill-color="#1c97cd" draw:textarea-horizontal-align="center" draw:textarea-vertical-align="middle"/>
    </style:style>
    <style:style style:name="gr18" style:family="graphic" style:parent-style-name="standard">
      <style:graphic-properties draw:stroke="none" draw:stroke-dash="Dash_20_1" svg:stroke-width="0cm" svg:stroke-color="#add7e7" draw:stroke-linejoin="none" svg:stroke-linecap="butt" draw:fill="solid" draw:fill-color="#076086" draw:textarea-horizontal-align="center" draw:textarea-vertical-align="middle"/>
    </style:style>
    <style:style style:name="gr19" style:family="graphic" style:parent-style-name="standard">
      <style:graphic-properties draw:stroke="solid" draw:stroke-dash="Dash_20_1" svg:stroke-width="0.013cm" svg:stroke-color="#add7e7" draw:stroke-linejoin="round" svg:stroke-linecap="butt" draw:textarea-horizontal-align="center" draw:textarea-vertical-align="middle" fo:padding-top="0.006cm" fo:padding-bottom="0.006cm" fo:padding-left="0.006cm" fo:padding-right="0.006cm"/>
    </style:style>
    <style:style style:name="gr20" style:family="graphic" style:parent-style-name="standard">
      <style:graphic-properties draw:stroke="solid" draw:stroke-dash="Dash_20_1" svg:stroke-width="0cm" svg:stroke-color="#add7e7" draw:stroke-linejoin="none" svg:stroke-linecap="butt" draw:fill="none" draw:fill-color="#076086" draw:textarea-horizontal-align="center" draw:textarea-vertical-align="middle"/>
    </style:style>
    <style:style style:name="gr21" style:family="graphic" style:parent-style-name="standard">
      <style:graphic-properties draw:stroke="none" draw:stroke-dash="Dash_20_1" svg:stroke-width="0cm" draw:stroke-linejoin="none" svg:stroke-linecap="butt" draw:fill="solid" draw:fill-color="#0078aa" draw:textarea-horizontal-align="center" draw:textarea-vertical-align="middle"/>
    </style:style>
    <style:style style:name="gr22" style:family="graphic" style:parent-style-name="standard">
      <style:graphic-properties draw:stroke="solid" draw:stroke-dash="Dash_20_1" svg:stroke-width="0.014cm" svg:stroke-color="#aae6ff" draw:stroke-linejoin="round" svg:stroke-linecap="butt" draw:fill="solid" draw:fill-color="#0078aa" draw:textarea-horizontal-align="center" draw:textarea-vertical-align="middle" fo:padding-top="0.007cm" fo:padding-bottom="0.007cm" fo:padding-left="0.007cm" fo:padding-right="0.007cm"/>
    </style:style>
    <style:style style:name="gr23" style:family="graphic" style:parent-style-name="standard">
      <style:graphic-properties draw:stroke="none" draw:stroke-dash="Dash_20_1" svg:stroke-width="0cm" svg:stroke-color="#aae6ff" draw:stroke-linejoin="none" svg:stroke-linecap="butt" draw:fill="solid" draw:fill-color="#0078aa" draw:textarea-horizontal-align="center" draw:textarea-vertical-align="middle"/>
    </style:style>
    <style:style style:name="gr24" style:family="graphic" style:parent-style-name="standard">
      <style:graphic-properties draw:stroke="none" draw:stroke-dash="Dash_20_1" svg:stroke-width="0cm" svg:stroke-color="#aae6ff" draw:stroke-linejoin="none" svg:stroke-linecap="butt" draw:fill="solid" draw:fill-color="#00b4ff" draw:textarea-horizontal-align="center" draw:textarea-vertical-align="middle"/>
    </style:style>
    <style:style style:name="gr25" style:family="graphic" style:parent-style-name="standard">
      <style:graphic-properties draw:stroke="solid" draw:stroke-dash="Dash_20_1" svg:stroke-width="0.014cm" svg:stroke-color="#aae6ff" draw:stroke-linejoin="round" svg:stroke-linecap="butt" draw:fill="solid" draw:fill-color="#00b4ff" draw:textarea-horizontal-align="center" draw:textarea-vertical-align="middle" fo:padding-top="0.007cm" fo:padding-bottom="0.007cm" fo:padding-left="0.007cm" fo:padding-right="0.007cm"/>
    </style:style>
    <style:style style:name="gr26" style:family="graphic" style:parent-style-name="standard">
      <style:graphic-properties draw:stroke="solid" draw:stroke-dash="Dash_20_1" svg:stroke-width="0.014cm" svg:stroke-color="#aae6ff" draw:stroke-linejoin="round" svg:stroke-linecap="butt" draw:textarea-horizontal-align="center" draw:textarea-vertical-align="middle" fo:padding-top="0.007cm" fo:padding-bottom="0.007cm" fo:padding-left="0.007cm" fo:padding-right="0.007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writing-mode="lr-tb"/>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font-name="Nimbus Sans L1" fo:font-size="12pt" style:font-name-asian="Nimbus Sans L1" style:font-size-asian="12pt" style:font-name-complex="Nimbus Sans L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29.7cm" svg:height="13.39cm" svg:x="0cm" svg:y="3.9cm">
          <text:p/>
          <draw:enhanced-geometry svg:viewBox="0 0 21600 21600" draw:type="rectangle" draw:enhanced-path="M 0 0 L 21600 0 21600 21600 0 21600 0 0 Z N"/>
        </draw:custom-shape>
        <draw:custom-shape draw:style-name="gr2" draw:text-style-name="P1" draw:layer="layout" svg:width="6.7cm" svg:height="1.164cm" svg:x="0cm" svg:y="3.9cm">
          <text:p text:style-name="P1">Diagrama de red</text:p>
          <draw:enhanced-geometry svg:viewBox="0 0 21600 21600" draw:mirror-horizontal="false" draw:mirror-vertical="false" draw:type="rectangle" draw:enhanced-path="M 0 0 L 21600 0 21600 21600 0 21600 0 0 Z N"/>
        </draw:custom-shape>
        <draw:custom-shape draw:style-name="gr3" draw:text-style-name="P1" xml:id="id2" draw:id="id2" draw:layer="layout" svg:width="7.348cm" svg:height="3.888cm" svg:x="11.017cm" svg:y="12.7cm">
          <text:p text:style-name="P1">Cortafuegos / IPS</text:p>
          <draw:enhanced-geometry svg:viewBox="0 0 21600 21600" draw:glue-points="?f7 0 ?f6 ?f1 0 ?f10 ?f6 21600 ?f4 ?f10 21600 ?f9" draw:path-stretchpoint-x="10800" draw:path-stretchpoint-y="10800" draw:text-areas="0 ?f1 ?f4 ?f12" draw:type="cube" draw:modifiers="2183.3935018050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xml:id="id4" draw:id="id4" draw:layer="layout" svg:width="7.348cm" svg:height="3.888cm" svg:x="0.667cm" svg:y="12.7cm">
          <text:p text:style-name="P1">Conmutador</text:p>
          <draw:enhanced-geometry svg:viewBox="0 0 21600 21600" draw:glue-points="?f7 0 ?f6 ?f1 0 ?f10 ?f6 21600 ?f4 ?f10 21600 ?f9" draw:path-stretchpoint-x="10800" draw:path-stretchpoint-y="10800" draw:text-areas="0 ?f1 ?f4 ?f12" draw:type="cube" draw:modifiers="2183.3935018050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xml:id="id5" draw:id="id5" draw:layer="layout" svg:width="7.349cm" svg:height="3.888cm" svg:x="21.368cm" svg:y="12.703cm">
          <text:p text:style-name="P1">Activo</text:p>
          <draw:enhanced-geometry svg:viewBox="0 0 21600 21600" draw:glue-points="?f7 0 ?f6 ?f1 0 ?f10 ?f6 21600 ?f4 ?f10 21600 ?f9" draw:path-stretchpoint-x="10800" draw:path-stretchpoint-y="10800" draw:text-areas="0 ?f1 ?f4 ?f12" draw:type="cube" draw:modifiers="2183.3935018050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xml:id="id1" draw:id="id1" draw:layer="layout" svg:width="7.348cm" svg:height="3.888cm" svg:x="0.667cm" svg:y="6.38cm">
          <text:p text:style-name="P1">RedBorder</text:p>
          <text:p text:style-name="P1">DDoS</text:p>
          <draw:enhanced-geometry svg:viewBox="0 0 21600 21600" draw:glue-points="?f7 0 ?f6 ?f1 0 ?f10 ?f6 21600 ?f4 ?f10 21600 ?f9" draw:path-stretchpoint-x="10800" draw:path-stretchpoint-y="10800" draw:text-areas="0 ?f1 ?f4 ?f12" draw:type="cube" draw:modifiers="2183.3935018050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name="Picture 22" draw:style-name="gr4" draw:text-style-name="P2" draw:layer="layout" svg:width="1.747cm" svg:height="1.094cm" svg:x="6.687cm" svg:y="12.329cm">
          <draw:image xlink:href="Pictures/200000930000181500000A06EDB5E46A.wmf" xlink:type="simple" xlink:show="embed" xlink:actuate="onLoad">
            <text:p text:style-name="P2"/>
          </draw:image>
        </draw:frame>
        <draw:frame draw:name="Picture 11" draw:style-name="gr5" draw:text-style-name="P2" draw:layer="layout" svg:width="1.747cm" svg:height="2.189cm" svg:x="17.221cm" svg:y="11.352cm">
          <draw:image xlink:href="Pictures/200000CE00000EAD000012667A96A2CB.wmf" xlink:type="simple" xlink:show="embed" xlink:actuate="onLoad">
            <text:p/>
          </draw:image>
          <svg:desc>IOSfirewall</svg:desc>
        </draw:frame>
        <draw:frame draw:style-name="gr6" draw:text-style-name="P3" draw:layer="layout" svg:width="1.095cm" svg:height="0.78cm" svg:x="4.713cm" svg:y="10.211cm">
          <draw:text-box>
            <text:p text:style-name="P3"><text:span text:style-name="T1">1...</text:span></text:p>
          </draw:text-box>
        </draw:frame>
        <draw:frame draw:style-name="gr7" draw:text-style-name="P3" draw:layer="layout" svg:width="1.095cm" svg:height="0.78cm" svg:x="9.987cm" svg:y="13.911cm">
          <draw:text-box>
            <text:p text:style-name="P3"><text:span text:style-name="T1">1...</text:span></text:p>
          </draw:text-box>
        </draw:frame>
        <draw:frame draw:style-name="gr7" draw:text-style-name="P3" draw:layer="layout" svg:width="1.095cm" svg:height="0.78cm" svg:x="7.987cm" svg:y="13.911cm">
          <draw:text-box>
            <text:p text:style-name="P3"><text:span text:style-name="T1">1...</text:span></text:p>
          </draw:text-box>
        </draw:frame>
        <draw:frame draw:style-name="gr7" draw:text-style-name="P3" draw:layer="layout" svg:width="1.095cm" svg:height="0.78cm" svg:x="20.287cm" svg:y="13.911cm">
          <draw:text-box>
            <text:p text:style-name="P3"><text:span text:style-name="T1">1...</text:span></text:p>
          </draw:text-box>
        </draw:frame>
        <draw:frame draw:style-name="gr7" draw:text-style-name="P3" draw:layer="layout" svg:width="1.095cm" svg:height="0.78cm" svg:x="18.387cm" svg:y="13.911cm">
          <draw:text-box>
            <text:p text:style-name="P3"><text:span text:style-name="T1">1...</text:span></text:p>
          </draw:text-box>
        </draw:frame>
        <draw:connector draw:style-name="gr8" draw:text-style-name="P1" draw:layer="layout" svg:x1="7.622cm" svg:y1="8.521cm" svg:x2="14.888cm" svg:y2="12.7cm" draw:start-shape="id1" draw:start-glue-point="8" draw:end-shape="id2" draw:end-glue-point="4" svg:d="M7622 8521h7266v4179" svg:viewBox="0 0 7267 4180">
          <text:p text:style-name="P1"/>
        </draw:connector>
        <draw:custom-shape draw:style-name="gr3" draw:text-style-name="P1" xml:id="id3" draw:id="id3" draw:layer="layout" svg:width="7.348cm" svg:height="3.888cm" svg:x="21.398cm" svg:y="6.383cm">
          <text:p text:style-name="P1">BBDD</text:p>
          <draw:enhanced-geometry svg:viewBox="0 0 21600 21600" draw:glue-points="?f7 0 ?f6 ?f1 0 ?f10 ?f6 21600 ?f4 ?f10 21600 ?f9" draw:path-stretchpoint-x="10800" draw:path-stretchpoint-y="10800" draw:text-areas="0 ?f1 ?f4 ?f12" draw:type="cube" draw:modifiers="2183.3935018050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9" draw:text-style-name="P3" draw:layer="layout" svg:x1="7.622cm" svg:y1="8.521cm" svg:x2="21.398cm" svg:y2="8.524cm" draw:start-shape="id1" draw:start-glue-point="8" draw:end-shape="id3" draw:end-glue-point="6" svg:d="M7622 8521h7085v3h6691" svg:viewBox="0 0 13777 4">
          <text:p text:style-name="P1"><text:span text:style-name="T1"/></text:p>
        </draw:connector>
        <draw:frame draw:style-name="gr10" draw:text-style-name="P4" draw:layer="layout" svg:width="2.538cm" svg:height="0.78cm" svg:x="8.05cm" svg:y="14.719cm">
          <draw:text-box>
            <text:p text:style-name="P4"><text:span text:style-name="T2">«ethernet</text:span><text:span text:style-name="T2">»</text:span></text:p>
          </draw:text-box>
        </draw:frame>
        <draw:frame draw:style-name="gr10" draw:text-style-name="P4" draw:layer="layout" svg:width="2.064cm" svg:height="0.78cm" svg:x="10.423cm" svg:y="8.1cm">
          <draw:text-box>
            <text:p text:style-name="P4"><text:span text:style-name="T2">«Kafka</text:span><text:span text:style-name="T2">»</text:span></text:p>
          </draw:text-box>
        </draw:frame>
        <draw:connector draw:style-name="gr11" draw:text-style-name="P1" draw:layer="layout" draw:type="line" svg:x1="7.622cm" svg:y1="14.841cm" svg:x2="11.017cm" svg:y2="14.841cm" draw:start-shape="id4" draw:start-glue-point="8" draw:end-shape="id2" draw:end-glue-point="6" svg:d="M7622 14841h3395" svg:viewBox="0 0 3396 1">
          <text:p/>
        </draw:connector>
        <draw:connector draw:style-name="gr11" draw:text-style-name="P1" draw:layer="layout" draw:type="line" svg:x1="17.972cm" svg:y1="14.841cm" svg:x2="21.368cm" svg:y2="14.844cm" draw:start-shape="id2" draw:start-glue-point="8" draw:end-shape="id5" draw:end-glue-point="6" svg:d="M17972 14841l3396 3" svg:viewBox="0 0 3397 4">
          <text:p/>
        </draw:connector>
        <draw:line draw:style-name="gr12" draw:text-style-name="P1" draw:layer="layout" svg:x1="3.647cm" svg:y1="10.27cm" svg:x2="3.647cm" svg:y2="13.1cm">
          <text:p/>
        </draw:line>
        <draw:line draw:style-name="gr12" draw:text-style-name="P1" draw:layer="layout" svg:x1="4.647cm" svg:y1="10.271cm" svg:x2="4.647cm" svg:y2="13.101cm">
          <text:p/>
        </draw:line>
        <draw:frame draw:style-name="gr7" draw:text-style-name="P4" draw:layer="layout" svg:width="2.538cm" svg:height="0.78cm" svg:x="18.401cm" svg:y="14.719cm">
          <draw:text-box>
            <text:p text:style-name="P4"><text:span text:style-name="T2">«ethernet</text:span><text:span text:style-name="T2">»</text:span></text:p>
          </draw:text-box>
        </draw:frame>
        <draw:frame draw:style-name="gr10" draw:text-style-name="P4" draw:layer="layout" svg:width="3.033cm" svg:height="0.78cm" svg:x="4.72cm" svg:y="11.119cm">
          <draw:text-box>
            <text:p text:style-name="P4"><text:span text:style-name="T2">«T. entrante</text:span><text:span text:style-name="T2">»</text:span></text:p>
          </draw:text-box>
        </draw:frame>
        <draw:frame draw:style-name="gr10" draw:text-style-name="P4" draw:layer="layout" svg:width="2.936cm" svg:height="0.78cm" svg:x="0.551cm" svg:y="11.119cm">
          <draw:text-box>
            <text:p text:style-name="P4"><text:span text:style-name="T2">«T. saliente</text:span><text:span text:style-name="T2">»</text:span></text:p>
          </draw:text-box>
        </draw:frame>
        <draw:frame draw:style-name="gr6" draw:text-style-name="P3" draw:layer="layout" svg:width="1.095cm" svg:height="0.78cm" svg:x="2.514cm" svg:y="10.211cm">
          <draw:text-box>
            <text:p text:style-name="P3"><text:span text:style-name="T1">1...</text:span></text:p>
          </draw:text-box>
        </draw:frame>
        <draw:frame draw:style-name="gr6" draw:text-style-name="P3" draw:layer="layout" svg:width="1.095cm" svg:height="0.78cm" svg:x="2.515cm" svg:y="12.011cm">
          <draw:text-box>
            <text:p text:style-name="P3"><text:span text:style-name="T1">1...</text:span></text:p>
          </draw:text-box>
        </draw:frame>
        <draw:frame draw:style-name="gr6" draw:text-style-name="P3" draw:layer="layout" svg:width="1.095cm" svg:height="0.78cm" svg:x="4.716cm" svg:y="12.011cm">
          <draw:text-box>
            <text:p text:style-name="P3"><text:span text:style-name="T1">1...</text:span></text:p>
          </draw:text-box>
        </draw:frame>
        <draw:g>
          <draw:polygon draw:style-name="gr13" draw:text-style-name="P1" draw:layer="layout" svg:width="1.254cm" svg:height="2.119cm" svg:x="27.4cm" svg:y="11.471cm" svg:viewBox="0 0 1255 2120" draw:points="0,0 0,2120 1255,2120 1255,0">
            <text:p/>
          </draw:polygon>
          <draw:polygon draw:style-name="gr14" draw:text-style-name="P1" draw:layer="layout" svg:width="1.254cm" svg:height="2.119cm" svg:x="27.4cm" svg:y="11.471cm" svg:viewBox="0 0 1255 2120" draw:points="0,0 0,2120 1255,2120 1255,0">
            <text:p/>
          </draw:polygon>
          <draw:polygon draw:style-name="gr15" draw:text-style-name="P1" draw:layer="layout" svg:width="1.424cm" svg:height="0.17cm" svg:x="27.4cm" svg:y="11.3cm" svg:viewBox="0 0 1425 171" draw:points="0,171 170,0 1425,0 1255,171">
            <text:p/>
          </draw:polygon>
          <draw:polygon draw:style-name="gr16" draw:text-style-name="P1" draw:layer="layout" svg:width="1.424cm" svg:height="0.17cm" svg:x="27.4cm" svg:y="11.3cm" svg:viewBox="0 0 1425 171" draw:points="0,171 170,0 1425,0 1255,171">
            <text:p/>
          </draw:polygon>
          <draw:polygon draw:style-name="gr17" draw:text-style-name="P1" draw:layer="layout" svg:width="0.554cm" svg:height="0.264cm" svg:x="27.476cm" svg:y="11.591cm" svg:viewBox="0 0 555 265" draw:points="0,0 555,0 555,265 0,265">
            <text:p/>
          </draw:polygon>
          <draw:polygon draw:style-name="gr18" draw:text-style-name="P1" draw:layer="layout" svg:width="0.56cm" svg:height="0.018cm" svg:x="27.476cm" svg:y="11.584cm" svg:viewBox="0 0 561 19" draw:points="561,7 555,0 0,0 0,19 555,19 561,7 561,7 561,0 555,0">
            <text:p/>
          </draw:polygon>
          <draw:polygon draw:style-name="gr18" draw:text-style-name="P1" draw:layer="layout" svg:width="0.012cm" svg:height="0.27cm" svg:x="28.024cm" svg:y="11.591cm" svg:viewBox="0 0 13 271" draw:points="7,271 13,265 13,0 0,0 0,265 7,271 7,271 13,271 13,265">
            <text:p/>
          </draw:polygon>
          <draw:polygon draw:style-name="gr18" draw:text-style-name="P1" draw:layer="layout" svg:width="0.56cm" svg:height="0.011cm" svg:x="27.47cm" svg:y="11.85cm" svg:viewBox="0 0 561 12" draw:points="0,6 6,12 561,12 561,0 6,0 0,6 0,6 0,12 6,12">
            <text:p/>
          </draw:polygon>
          <draw:polygon draw:style-name="gr18" draw:text-style-name="P1" draw:layer="layout" svg:width="0.011cm" svg:height="0.271cm" svg:x="27.47cm" svg:y="11.584cm" svg:viewBox="0 0 12 272" draw:points="6,0 0,7 0,272 12,272 12,7 6,0 6,0 0,0 0,7">
            <text:p/>
          </draw:polygon>
          <draw:line draw:style-name="gr19" draw:text-style-name="P1" draw:layer="layout" svg:x1="27.57cm" svg:y1="11.723cm" svg:x2="27.936cm" svg:y2="11.723cm">
            <text:p/>
          </draw:line>
          <draw:polygon draw:style-name="gr18" draw:text-style-name="P1" draw:layer="layout" svg:width="0.169cm" svg:height="2.29cm" svg:x="28.655cm" svg:y="11.3cm" svg:viewBox="0 0 170 2291" draw:points="0,2291 170,2120 170,0 0,171">
            <text:p/>
          </draw:polygon>
          <draw:polygon draw:style-name="gr20" draw:text-style-name="P1" draw:layer="layout" svg:width="0.169cm" svg:height="2.29cm" svg:x="28.655cm" svg:y="11.3cm" svg:viewBox="0 0 170 2291" draw:points="0,2291 170,2120 170,0 0,171">
            <text:p/>
          </draw:polygon>
          <draw:line draw:style-name="gr19" draw:text-style-name="P1" draw:layer="layout" svg:x1="27.425cm" svg:y1="13.446cm" svg:x2="28.629cm" svg:y2="13.446cm">
            <text:p/>
          </draw:line>
          <draw:line draw:style-name="gr19" draw:text-style-name="P1" draw:layer="layout" svg:x1="27.425cm" svg:y1="12.317cm" svg:x2="28.629cm" svg:y2="12.317cm">
            <text:p/>
          </draw:line>
          <draw:polygon draw:style-name="gr18" draw:text-style-name="P1" draw:layer="layout" svg:width="0.012cm" svg:height="0.018cm" svg:x="27.406cm" svg:y="13.427cm" svg:viewBox="0 0 13 19" draw:points="13,0 0,0 0,19 13,19">
            <text:p/>
          </draw:polygon>
          <draw:polygon draw:style-name="gr18" draw:text-style-name="P1" draw:layer="layout" svg:width="1.216cm" svg:height="0.018cm" svg:x="27.419cm" svg:y="13.427cm" svg:viewBox="0 0 1217 19" draw:points="1217,0 0,0 0,19 1217,19">
            <text:p/>
          </draw:polygon>
          <draw:polygon draw:style-name="gr18" draw:text-style-name="P1" draw:layer="layout" svg:width="0.011cm" svg:height="0.018cm" svg:x="28.636cm" svg:y="13.427cm" svg:viewBox="0 0 12 19" draw:points="0,19 12,19 12,0 0,0">
            <text:p/>
          </draw:polygon>
          <draw:polygon draw:style-name="gr18" draw:text-style-name="P1" draw:layer="layout" svg:width="0.012cm" svg:height="0.025cm" svg:x="27.406cm" svg:y="12.291cm" svg:viewBox="0 0 13 26" draw:points="13,0 0,0 0,26 13,26">
            <text:p/>
          </draw:polygon>
          <draw:polygon draw:style-name="gr18" draw:text-style-name="P1" draw:layer="layout" svg:width="1.222cm" svg:height="0.025cm" svg:x="27.419cm" svg:y="12.291cm" svg:viewBox="0 0 1223 26" draw:points="1223,0 0,0 0,26 1223,26">
            <text:p/>
          </draw:polygon>
          <draw:polygon draw:style-name="gr18" draw:text-style-name="P1" draw:layer="layout" svg:width="0.005cm" svg:height="0.025cm" svg:x="28.642cm" svg:y="12.291cm" svg:viewBox="0 0 6 26" draw:points="0,26 6,26 6,0 0,0">
            <text:p/>
          </draw:polygon>
          <draw:polyline draw:style-name="gr19" draw:text-style-name="P1" draw:layer="layout" svg:width="0.554cm" svg:height="0.264cm" svg:x="27.476cm" svg:y="11.591cm" svg:viewBox="0 0 555 265" draw:points="0,265 0,0 555,0">
            <text:p/>
          </draw:polyline>
          <draw:polygon draw:style-name="gr20" draw:text-style-name="P1" draw:layer="layout" svg:width="1.254cm" svg:height="2.12cm" svg:x="27.4cm" svg:y="11.464cm" svg:viewBox="0 0 1255 2121" draw:points="0,0 0,2121 1255,2121 1255,0">
            <text:p/>
          </draw:polygon>
        </draw:g>
        <draw:g>
          <draw:ellipse draw:style-name="gr21" draw:text-style-name="P1" draw:layer="layout" svg:width="1.772cm" svg:height="0.719cm" svg:x="27.7cm" svg:y="6.632cm">
            <text:p/>
          </draw:ellipse>
          <draw:polygon draw:style-name="gr22" draw:text-style-name="P1" draw:layer="layout" svg:width="1.761cm" svg:height="0.706cm" svg:x="27.7cm" svg:y="6.632cm" svg:viewBox="0 0 1762 707" draw:points="1762,353 1760,335 1758,318 1752,300 1744,282 1734,264 1722,247 1707,230 1691,214 1672,197 1651,182 1629,166 1604,151 1577,136 1549,123 1519,110 1488,97 1455,85 1420,73 1384,63 1347,53 1308,44 1269,36 1229,28 1187,21 1145,16 1102,11 1058,7 1015,4 970,2 926,0 881,0 881,0 836,0 792,2 747,4 704,7 660,11 617,16 575,21 533,28 493,36 454,44 415,53 378,63 342,73 307,85 274,97 243,110 212,123 184,136 158,151 133,166 110,182 90,197 72,214 55,230 40,247 28,264 18,282 10,300 4,318 1,335 0,353 0,353 1,371 4,389 10,406 18,424 28,442 40,459 55,476 72,492 90,509 110,524 133,540 158,555 184,570 212,584 243,597 274,609 307,621 342,633 378,643 415,653 454,662 493,671 533,678 575,685 617,690 660,695 704,699 747,703 792,704 836,706 881,707 881,707 926,706 970,704 1015,703 1058,699 1102,695 1145,690 1187,685 1229,678 1269,671 1308,662 1347,653 1384,643 1420,633 1455,621 1488,609 1519,597 1549,584 1577,570 1604,555 1629,540 1651,524 1672,509 1691,492 1707,476 1722,459 1734,442 1744,424 1752,406 1758,389 1760,371">
            <text:p/>
          </draw:polygon>
          <draw:polygon draw:style-name="gr23" draw:text-style-name="P1" draw:layer="layout" svg:width="1.761cm" svg:height="0.504cm" svg:x="27.7cm" svg:y="5.666cm" svg:viewBox="0 0 1762 505" draw:points="0,0 0,505 1762,505 1762,0">
            <text:p/>
          </draw:polygon>
          <draw:polygon draw:style-name="gr23" draw:text-style-name="P1" draw:layer="layout" svg:width="1.761cm" svg:height="1.395cm" svg:x="27.7cm" svg:y="5.665cm" svg:viewBox="0 0 1762 1396" draw:points="0,0 0,1396 1762,1396 1762,0">
            <text:p/>
          </draw:polygon>
          <draw:ellipse draw:style-name="gr24" draw:text-style-name="P1" draw:layer="layout" svg:width="1.772cm" svg:height="0.719cm" svg:x="27.7cm" svg:y="5.3cm">
            <text:p/>
          </draw:ellipse>
          <draw:polygon draw:style-name="gr25" draw:text-style-name="P1" draw:layer="layout" svg:width="1.761cm" svg:height="0.706cm" svg:x="27.7cm" svg:y="5.3cm" svg:viewBox="0 0 1762 707" draw:points="1762,353 1760,335 1758,318 1752,300 1744,282 1734,265 1722,248 1707,230 1691,214 1672,198 1651,183 1629,167 1604,151 1577,137 1549,123 1519,110 1488,97 1455,85 1420,73 1384,64 1347,54 1308,45 1269,36 1229,29 1187,22 1145,16 1102,11 1058,7 1015,4 970,2 926,0 881,0 881,0 836,0 792,2 747,4 704,7 660,11 617,16 575,22 533,29 493,36 454,45 415,54 378,64 342,73 307,85 274,97 243,110 212,123 184,137 158,151 133,167 110,183 90,198 72,214 55,230 40,248 28,265 18,282 10,300 4,318 1,335 0,353 0,353 1,372 4,389 10,407 18,424 28,443 40,459 55,476 72,493 90,510 110,525 133,541 158,556 184,570 212,584 243,597 274,609 307,622 342,633 378,643 415,653 454,662 493,671 533,678 575,685 617,691 660,696 704,699 747,703 792,705 836,707 881,707 881,707 926,707 970,705 1015,703 1058,699 1102,696 1145,691 1187,685 1229,678 1269,671 1308,662 1347,653 1384,643 1420,633 1455,622 1488,609 1519,597 1549,584 1577,570 1604,556 1629,541 1651,525 1672,510 1691,493 1707,476 1722,459 1734,443 1744,424 1752,407 1758,389 1760,372">
            <text:p/>
          </draw:polygon>
          <draw:line draw:style-name="gr26" draw:text-style-name="P1" draw:layer="layout" svg:x1="27.7cm" svg:y1="5.653cm" svg:x2="27.7cm" svg:y2="6.158cm">
            <text:p/>
          </draw:line>
          <draw:line draw:style-name="gr26" draw:text-style-name="P1" draw:layer="layout" svg:x1="29.462cm" svg:y1="5.653cm" svg:x2="29.462cm" svg:y2="6.158cm">
            <text:p/>
          </draw:line>
        </draw:g>
        <draw:frame draw:style-name="gr27" draw:text-style-name="P1" draw:layer="layout" svg:width="2.329cm" svg:height="2.329cm" svg:x="6.675cm" svg:y="5.264cm">
          <draw:image xlink:href="Pictures/10000201000001E4000001E467D2672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1" svg:font-family="'Nimbus Sans L'" style:font-adornments="Regular Condensed" style:font-family-generic="swis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ugenio Pérez Martín</meta:initial-creator>
    <meta:creation-date>2014-08-31T20:13:58.938839470</meta:creation-date>
    <dc:date>2014-09-01T19:53:00.215272420</dc:date>
    <dc:creator>Eugenio Pérez Martín</dc:creator>
    <meta:editing-duration>PT2H30M9S</meta:editing-duration>
    <meta:editing-cycles>5</meta:editing-cycles>
    <meta:generator>LibreOffice/4.2.5.2$Linux_X86_64 LibreOffice_project/420m0$Build-2</meta:generator>
    <meta:document-statistic meta:object-count="61"/>
  </office:meta>
</office:document-meta>
</file>